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Times New Roman" fo:font-weight="bold" style:font-weight-asian="bold" style:font-weight-complex="bold" fo:font-size="26pt" style:font-size-asian="26pt" style:font-size-complex="26pt"/>
    </style:style>
    <style:style style:name="P3" style:parent-style-name="Normal" style:family="paragraph">
      <style:paragraph-properties fo:margin-bottom="0.1666in"/>
    </style:style>
    <style:style style:name="T4" style:parent-style-name="DefaultParagraphFont" style:family="text">
      <style:text-properties style:font-name-asian="Times New Roman"/>
    </style:style>
    <style:style style:name="T5" style:parent-style-name="DefaultParagraphFont" style:family="text">
      <style:text-properties style:font-name-asian="Times New Roman"/>
    </style:style>
    <style:style style:name="T6" style:parent-style-name="DefaultParagraphFont" style:family="text">
      <style:text-properties style:font-name-asian="Times New Roman"/>
    </style:style>
    <number:date-style style:name="N7" number:language="en" number:country="US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T8" style:parent-style-name="DefaultParagraphFont" style:family="text">
      <style:text-properties style:font-name-asian="Times New Roman"/>
    </style:style>
    <style:style style:name="P9" style:parent-style-name="Heading1" style:family="paragraph">
      <style:text-properties style:font-name-asian="Times New Roman"/>
    </style:style>
    <style:style style:name="P10" style:parent-style-name="Normal" style:family="paragraph">
      <style:paragraph-properties fo:margin-bottom="0.1666in"/>
      <style:text-properties style:font-name-asian="Times New Roman"/>
    </style:style>
    <style:style style:name="P11" style:parent-style-name="Normal" style:family="paragraph">
      <style:paragraph-properties fo:break-before="page"/>
      <style:text-properties style:font-name-asian="Times New Roman"/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13" style:parent-style-name="Hyperlink" style:family="text">
      <style:text-properties style:font-name-asian="Times New Roman"/>
    </style:style>
    <style:style style:name="P1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15" style:parent-style-name="Hyperlink" style:family="text">
      <style:text-properties style:font-name-asian="Times New Roman"/>
    </style:style>
    <style:style style:name="P16" style:parent-style-name="Normal" style:family="paragraph">
      <style:paragraph-properties fo:break-before="page"/>
      <style:text-properties style:font-name-asian="Times New Roman"/>
    </style:style>
    <style:style style:name="P17" style:parent-style-name="Heading1" style:family="paragraph">
      <style:text-properties style:font-name-asian="Times New Roman"/>
    </style:style>
    <style:style style:name="P18" style:parent-style-name="Heading3" style:family="paragraph">
      <style:text-properties style:font-name-asian="Times New Roman"/>
    </style:style>
    <style:style style:name="P19" style:parent-style-name="Normal" style:family="paragraph">
      <style:paragraph-properties fo:margin-bottom="0.1666in"/>
      <style:text-properties style:font-name-asian="Times New Roman"/>
    </style:style>
    <style:style style:name="P20" style:parent-style-name="Normal" style:family="paragraph">
      <style:paragraph-properties fo:margin-bottom="0.1666in"/>
      <style:text-properties style:font-name-asian="Times New Roman"/>
    </style:style>
    <style:style style:name="P21" style:parent-style-name="Normal" style:family="paragraph">
      <style:paragraph-properties fo:margin-bottom="0.1666in"/>
    </style:style>
    <style:style style:name="T22" style:parent-style-name="DefaultParagraphFont" style:family="text">
      <style:text-properties style:font-name-asian="Times New Roman"/>
    </style:style>
    <style:style style:name="T23" style:parent-style-name="DefaultParagraphFont" style:family="text">
      <style:text-properties style:font-name-asian="Times New Roman"/>
    </style:style>
    <style:style style:name="T24" style:parent-style-name="DefaultParagraphFont" style:family="text">
      <style:text-properties style:font-name-asian="Times New Roman"/>
    </style:style>
    <style:style style:name="T25" style:parent-style-name="DefaultParagraphFont" style:family="text">
      <style:text-properties style:font-name-asian="Times New Roman"/>
    </style:style>
    <style:style style:name="T26" style:parent-style-name="DefaultParagraphFont" style:family="text">
      <style:text-properties style:font-name-asian="Times New Roman"/>
    </style:style>
    <style:style style:name="T27" style:parent-style-name="DefaultParagraphFont" style:family="text">
      <style:text-properties style:font-name-asian="Times New Roman"/>
    </style:style>
    <style:style style:name="T28" style:parent-style-name="DefaultParagraphFont" style:family="text">
      <style:text-properties style:font-name-asian="Times New Roman"/>
    </style:style>
    <style:style style:name="T29" style:parent-style-name="DefaultParagraphFont" style:family="text">
      <style:text-properties style:font-name-asian="Times New Roman"/>
    </style:style>
    <style:style style:name="T30" style:parent-style-name="DefaultParagraphFont" style:family="text">
      <style:text-properties style:font-name-asian="Times New Roman"/>
    </style:style>
    <style:style style:name="T31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/>
    </style:style>
    <style:style style:name="T32" style:parent-style-name="DefaultParagraphFont" style:family="text">
      <style:text-properties style:font-name-asian="Times New Roman"/>
    </style:style>
    <style:style style:name="T33" style:parent-style-name="DefaultParagraphFont" style:family="text">
      <style:text-properties style:font-name-asian="Times New Roman"/>
    </style:style>
    <style:style style:name="T34" style:parent-style-name="DefaultParagraphFont" style:family="text">
      <style:text-properties style:font-name-asian="Times New Roman"/>
    </style:style>
    <style:style style:name="T35" style:parent-style-name="DefaultParagraphFont" style:family="text">
      <style:text-properties style:font-name-asian="Times New Roman"/>
    </style:style>
    <style:style style:name="P36" style:parent-style-name="Normal" style:family="paragraph">
      <style:paragraph-properties fo:margin-bottom="0.1666in"/>
      <style:text-properties style:font-name-asian="Times New Roman"/>
    </style:style>
    <style:style style:name="P37" style:parent-style-name="Normal" style:family="paragraph">
      <style:paragraph-properties fo:margin-bottom="0.1666in"/>
    </style:style>
    <style:style style:name="T38" style:parent-style-name="DefaultParagraphFont" style:family="text">
      <style:text-properties style:font-name-asian="Times New Roman"/>
    </style:style>
    <style:style style:name="T39" style:parent-style-name="DefaultParagraphFont" style:family="text">
      <style:text-properties style:font-name-asian="Times New Roman"/>
    </style:style>
    <style:style style:name="T40" style:parent-style-name="DefaultParagraphFont" style:family="text">
      <style:text-properties style:font-name-asian="Times New Roman"/>
    </style:style>
    <style:style style:name="T41" style:parent-style-name="DefaultParagraphFont" style:family="text">
      <style:text-properties style:font-name-asian="Times New Roman"/>
    </style:style>
    <style:style style:name="T42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/>
    </style:style>
    <style:style style:name="T43" style:parent-style-name="DefaultParagraphFont" style:family="text">
      <style:text-properties style:font-name-asian="Times New Roman"/>
    </style:style>
    <style:style style:name="P44" style:parent-style-name="Heading3" style:family="paragraph">
      <style:text-properties style:font-name-asian="Times New Roman"/>
    </style:style>
    <style:style style:name="P45" style:parent-style-name="Normal" style:family="paragraph">
      <style:paragraph-properties fo:margin-bottom="0.1666in"/>
    </style:style>
    <style:style style:name="T46" style:parent-style-name="DefaultParagraphFont" style:family="text">
      <style:text-properties style:font-name-asian="Times New Roman"/>
    </style:style>
  </office:automatic-styles>
  <office:body>
    <office:text text:use-soft-page-breaks="true">
      <text:p text:style-name="P1"><text:span text:style-name="T2">OpenVoiceBooth Technical Overview and Architecture Document</text:span></text:p>
      <text:p text:style-name="P3"><text:span text:style-name="T4"><text:line-break/>Last Updated:<text:s/></text:span><text:span text:style-name="T5"><text:line-break/></text:span><text:span text:style-name="T6"><text:date style:data-style-name="N7">6 July 2020</text:date></text:span><text:span text:style-name="T8"><text:line-break/>Tony McDowell (svet.am@gmail.com)</text:span></text:p>
      <text:h text:style-name="P9" text:outline-level="1"><text:bookmark-start text:name="_Toc44965062"/>Introduction<text:bookmark-end text:name="_Toc44965062"/></text:h>
      <text:p text:style-name="P10">OpenVoiceBooth is a<text:s/>multi-platform open-source audio interface<text:s/>specifically targeted for the needs of voice over and voice acting talent and studio recording engineers.  The primary functional goal is to replicate the in-person studio voice recording experience while being physically distanced.  This document contains<text:s/>both an overview of the user-facing features as well as a description of the<text:s/>architectural implementation.</text:p>
      <text:p text:style-name="P11"/>
      <text:p text:style-name="TOCHeading">Contents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44965062" office:target-frame-name="_top" xlink:show="replace"><text:span text:style-name="T13">Introduction</text:span><text:tab/>1</text:a></text:p>
          <text:p text:style-name="P14"><text:a xlink:href="#_Toc44965063" office:target-frame-name="_top" xlink:show="replace"><text:span text:style-name="T15">User Experience</text:span><text:tab/>3</text:a></text:p>
        </text:index-body>
      </text:table-of-content>
      <text:p text:style-name="Normal"/>
      <text:p text:style-name="P16"/>
      <text:h text:style-name="P17" text:outline-level="1"><text:bookmark-start text:name="_Toc44965063"/><text:soft-page-break/>User Experience<text:bookmark-end text:name="_Toc44965063"/></text:h>
      <text:h text:style-name="P18" text:outline-level="3">Historical Context and Perspective</text:h>
      <text:p text:style-name="P19">The most traditional voice over recording experience involves talent traveling to a dedicated purpose-built recording environment typically owner and operated by a studio or voice over recording specialist. <text:s/>A successful voice recording sessions allows for extemporaneous feedback and collaboration between the recording talent and the studio/session engineering as well as the casting or voice director. <text:s/>Historically, these types of environments included a decided sound-treated booth for the talent to record in with a glass window enabling non-verbal communication and some type of bi-directional<text:s/>audio<text:s/>communication to enable the collaboration.<text:s text:c="2"/>These types of environments are expensive to build and are typically only located on the premises of a production studio.</text:p>
      <text:p text:style-name="P20">In the modern era, the likelihood that the required talent for a project<text:s/>either (a)<text:s/>lives nearby a<text:s/>purpose-built<text:s/>studio<text:s/>or (b) can easily travel to the studio for an in-person session<text:s/>is increasingly rare. <text:s/>In the past, studios and talent<text:s/>have<text:s/>turned<text:s/>to high-priced telephony lines (eg, ISDN)<text:s/>to meet this need. <text:s/>In recent users, the industry has begun using commodity software-only solutions such as Source Connect, Skype, or Zoom.</text:p>
      <text:p text:style-name="P21"><text:span text:style-name="T22">There are several problems with both approaches that make them less than ideal for serious, professional voice over recording. <text:s/>First, d</text:span><text:span text:style-name="T23">edicated ISDN lines<text:s/></text:span><text:span text:style-name="T24">are<text:s/></text:span><text:span text:style-name="T25">expensive</text:span><text:span text:style-name="T26"><text:s/>(t</text:span><text:span text:style-name="T27">ypically in excess of $500/month/line) and<text:s/></text:span><text:span text:style-name="T28">are rapidly being discontinued by telephone operators with many not even possessing the staff required to service such a connection. <text:s/></text:span><text:span text:style-name="T29">Second, e</text:span><text:span text:style-name="T30">xisting software solutions are often plagued with connection issues because they are typically<text:s/></text:span><text:span text:style-name="T31">not</text:span><text:span text:style-name="T32"><text:s/>designed with the primary goal of high fidelity, time-sensitive audio recording.</text:span><text:span text:style-name="T33"><text:s text:c="2"/>In addition, even those solutions that do typically offer a superior experience can suffer from networking<text:s/></text:span><text:span text:style-name="T34">dropouts</text:span><text:span text:style-name="T35"><text:s/>and do not support some more esoteric configurations such as ensemble cast/band recording.</text:span></text:p>
      <text:p text:style-name="P36">The user experience with OpenVoiceBooth is the primary driving benefit over<text:s/>the existing<text:s/>solutions.<text:s text:c="2"/>The primary aim is to provide a recording experience on-par with in-studio recording (including<text:s/>low-latency,<text:s/>high-fidelity<text:s/>audio,<text:s/>and<text:s/>visual connectivity for non-verbal collaboration).</text:p>
      <text:p text:style-name="P37"><text:span text:style-name="T38">All decisions in both the architecture and implementation must work to serve th</text:span><text:span text:style-name="T39">e goal of providing an in-studio experience<text:s/></text:span><text:span text:style-name="T40">for both the talent and the recording staff.</text:span><text:span text:style-name="T41"><text:s text:c="2"/>The software as implemented<text:s/></text:span><text:span text:style-name="T42">must</text:span><text:span text:style-name="T43"><text:s/>plug into existing hardware and software configurations with minimal effort and without disturbing existing audio chains used for recording and/or processing.</text:span></text:p>
      <text:h text:style-name="P44" text:outline-level="3">Use Cases</text:h>
      <text:p text:style-name="P45"><text:span text:style-name="T46">A typical day for a professional voice actor may include recording of multiple auditions as well as transitioning to record multiple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ED7D31" fo:border-right="none" fo:padding-top="0in" fo:padding-left="0in" fo:padding-bottom="0.0277in" fo:padding-right="0in" style:shadow="none" fo:margin-top="0.25in" fo:margin-bottom="0.0833in" fo:line-height="100%"/>
      <style:text-properties style:font-name="Calibri Light" style:font-name-asian="Times New Roman" style:font-name-complex="Times New Roman" fo:color="#26262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style:font-name-asian="Times New Roman" style:font-name-complex="Times New Roman" fo:color="#ED7D31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C45911" fo:font-size="16pt" style:font-size-asian="16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833C0B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C45911" fo:font-size="12pt" style:font-size-asian="12pt"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833C0B" fo:font-size="12pt" style:font-size-asian="12pt" style:font-size-complex="12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weight="bold" style:font-weight-asian="bold" style:font-weight-complex="bold" fo:color="#833C0B" fo:font-size="11pt" style:font-size-asian="11pt" style:font-size-complex="11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833C0B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833C0B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sonormal0" style:display-name="msonormal" style:family="paragraph" style:parent-style-name="Normal">
      <style:paragraph-properties fo:margin-top="0.0694in" fo:margin-bottom="0.0694in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6262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ED7D31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C45911" fo:font-size="16pt" style:font-size-asian="16pt" style:font-size-complex="16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833C0B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C45911" fo:font-size="12pt" style:font-size-asian="12pt" style:font-size-complex="12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833C0B" fo:font-size="12pt" style:font-size-asian="12pt" style:font-size-complex="12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833C0B" fo:font-size="11pt" style:font-size-asian="11pt" style:font-size-complex="11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833C0B" fo:font-size="11pt" style:font-size-asian="11pt" style:font-size-complex="11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833C0B" fo:font-size="11pt" style:font-size-asian="11pt" style:font-size-complex="11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262626" fo:font-size="48pt" style:font-size-asian="48pt" style:font-size-complex="4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262626" fo:font-size="48pt" style:font-size-asian="48pt" style:font-size-complex="48pt"/>
    </style:style>
    <style:style style:name="Subtitle" style:display-name="Subtitle" style:family="paragraph" style:parent-style-name="Normal" style:next-style-name="Normal">
      <style:paragraph-properties fo:margin-bottom="0.1666in"/>
      <style:text-properties fo:text-transform="uppercase" fo:color="#404040" fo:letter-spacing="0.0138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fo:text-transform="uppercase" fo:color="#404040" fo:letter-spacing="0.0138in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000000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style:font-name="Calibri Light" style:font-name-asian="Times New Roman" style:font-name-complex="Times New Roman" fo:color="#000000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style:font-name="Calibri Light" style:font-name-asian="Times New Roman" style:font-name-complex="Times New Roman" fo:color="#000000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border-top="0.0416in solid #ED7D31" fo:border-left="none" fo:border-bottom="none" fo:border-right="none" fo:padding-top="0.0555in" fo:padding-left="0in" fo:padding-bottom="0in" fo:padding-right="0in" style:shadow="none" fo:text-align="center" fo:margin-top="0.1666in" fo:margin-bottom="0.1666in" fo:line-height="100%" fo:margin-left="0.65in" fo:margin-right="0.65in">
        <style:tab-stops/>
      </style:paragraph-properties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text-transform="none" fo:font-variant="normal" style:text-line-through-type="none" fo:color="#ED7D31"/>
    </style:style>
    <style:style style:name="SubtleReference" style:display-name="Subtle Reference" style:family="text" style:parent-style-name="DefaultParagraphFon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text-transform="none" fo:font-variant="small-caps" fo:letter-spacing="normal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45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VoiceBooth Technical Overview</dc:title>
    <dc:description/>
    <dc:subject/>
    <meta:initial-creator>Tony McDowell</meta:initial-creator>
    <dc:creator>Tony McDowell</dc:creator>
    <meta:creation-date>2020-07-07T03:35:00Z</meta:creation-date>
    <dc:date>2020-07-07T04:16:00Z</dc:date>
    <meta:template xlink:href="Normal.dotm" xlink:type="simple"/>
    <meta:editing-cycles>25</meta:editing-cycles>
    <meta:editing-duration>PT2460S</meta:editing-duration>
    <meta:document-statistic meta:page-count="3" meta:paragraph-count="7" meta:word-count="534" meta:character-count="3574" meta:row-count="25" meta:non-whitespace-character-count="3047"/>
  </office:meta>
</office:document-meta>
</file>